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420e" draw:textarea-horizontal-align="justify" draw:textarea-vertical-align="middle" draw:auto-grow-height="false" fo:min-height="0.435cm" fo:min-width="0.774cm" loext:decorative="false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 fo:min-height="0.435cm" fo:min-width="0.844cm" loext:decorative="false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 fo:min-height="0.435cm" fo:min-width="0.844cm" loext:decorative="false"/>
    </style:style>
    <style:style style:name="gr4" style:family="graphic" style:parent-style-name="standard">
      <style:graphic-properties draw:fill="solid" draw:fill-color="#9999ff" draw:textarea-horizontal-align="justify" draw:textarea-vertical-align="middle" draw:auto-grow-height="false" fo:min-height="0.435cm" fo:min-width="0.683cm" loext:decorative="false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21cm" fo:min-width="0.815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0.598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823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0.541cm" loext:decorative="false"/>
      <style:paragraph-properties style:writing-mode="lr-tb"/>
    </style:style>
    <style:style style:name="gr9" style:family="graphic" style:parent-style-name="standard">
      <style:graphic-properties draw:fill="hatch" draw:fill-color="#0000ff" draw:fill-hatch-name="Black_20_45_20_Degrees" draw:textarea-horizontal-align="justify" draw:textarea-vertical-align="middle" draw:auto-grow-height="false" fo:min-height="0.022cm" fo:min-width="0.729cm" loext:decorative="false"/>
    </style:style>
    <style:style style:name="gr10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022cm" fo:min-width="0.729cm" loext:decorative="false"/>
    </style:style>
    <style:style style:name="gr11" style:family="graphic" style:parent-style-name="objectwithoutfill">
      <style:graphic-properties draw:stroke="dash" draw:stroke-dash="Dashed_20__28_var_29_" svg:stroke-width="0.102cm" draw:marker-start-width="0.352cm" draw:marker-end-width="0.352cm" draw:fill="none" draw:textarea-vertical-align="middle" fo:padding-top="0.175cm" fo:padding-bottom="0.175cm" fo:padding-left="0.3cm" fo:padding-right="0.3cm" loext:decorative="false"/>
    </style:style>
    <style:style style:name="gr1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 loext:decorative="false"/>
    </style:style>
    <style:style style:name="gr13" style:family="graphic" style:parent-style-name="standard">
      <style:graphic-properties draw:fill="none" draw:opacity="40%" draw:textarea-horizontal-align="justify" draw:textarea-vertical-align="middle" draw:auto-grow-height="false" fo:min-height="0.768cm" fo:min-width="2.295cm" draw:shadow-offset-x="0.203cm" draw:shadow-offset-y="0.203cm" draw:shadow-opacity="40%" style:writing-mode="lr-tb" loext:decorative="false"/>
      <style:paragraph-properties style:writing-mode="lr-tb"/>
    </style:style>
    <style:style style:name="gr14" style:family="graphic" style:parent-style-name="standard">
      <style:graphic-properties draw:fill="none" draw:fill-color="#aea79f" draw:opacity="40%" draw:textarea-horizontal-align="justify" draw:textarea-vertical-align="middle" draw:auto-grow-height="false" fo:min-height="0.768cm" fo:min-width="2.803cm" draw:shadow-offset-x="0.203cm" draw:shadow-offset-y="0.203cm" draw:shadow-opacity="40%" style:writing-mode="lr-tb" loext:decorative="false"/>
      <style:paragraph-properties style:writing-mode="lr-tb"/>
    </style:style>
    <style:style style:name="gr15" style:family="graphic" style:parent-style-name="standard">
      <style:graphic-properties draw:stroke="solid" svg:stroke-color="#0000cc" draw:fill="solid" draw:fill-color="#6666ff" draw:opacity="20%" draw:textarea-horizontal-align="left" draw:auto-grow-height="true" draw:auto-grow-width="true" fo:min-height="0.649cm" fo:min-width="5.088cm" draw:shadow-offset-x="0.203cm" draw:shadow-offset-y="0.203cm" draw:shadow-opacity="20%" loext:decorative="false"/>
      <style:paragraph-properties style:writing-mode="lr-tb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49cm" fo:min-width="4.447cm" loext:decorative="false"/>
      <style:paragraph-properties style:writing-mode="lr-tb"/>
    </style:style>
    <style:style style:name="gr17" style:family="graphic" style:parent-style-name="objectwithoutfill">
      <style:graphic-properties draw:stroke="dash" draw:stroke-dash="Dashed_20__28_var_29_" svg:stroke-width="0.102cm" svg:stroke-color="#0000cc" draw:marker-start-width="0.352cm" draw:marker-end-width="0.352cm" draw:fill="none" draw:textarea-vertical-align="middle" fo:padding-top="0.175cm" fo:padding-bottom="0.175cm" fo:padding-left="0.3cm" fo:padding-right="0.3cm" loext:decorative="false"/>
    </style:style>
    <style:style style:name="gr18" style:family="graphic" style:parent-style-name="objectwithoutfill">
      <style:graphic-properties draw:fill="none" draw:textarea-vertical-align="middle" loext:decorative="false"/>
    </style:style>
    <style:style style:name="gr19" style:family="graphic" style:parent-style-name="standard">
      <style:graphic-properties draw:fill="solid" draw:fill-color="#ff420e" draw:textarea-horizontal-align="justify" draw:textarea-vertical-align="middle" draw:auto-grow-height="false" fo:min-height="1.173cm" fo:min-width="4.679cm" loext:decorative="false"/>
    </style:style>
    <style:style style:name="gr20" style:family="graphic" style:parent-style-name="standard">
      <style:graphic-properties draw:fill="solid" draw:fill-color="#00ff00" draw:textarea-horizontal-align="justify" draw:textarea-vertical-align="middle" draw:auto-grow-height="false" fo:min-height="1.173cm" fo:min-width="4.955cm" loext:decorative="false"/>
    </style:style>
    <style:style style:name="gr21" style:family="graphic" style:parent-style-name="standard">
      <style:graphic-properties draw:fill="solid" draw:fill-color="#ffff00" draw:textarea-horizontal-align="justify" draw:textarea-vertical-align="middle" draw:auto-grow-height="false" fo:min-height="1.173cm" fo:min-width="2.347cm" loext:decorative="false"/>
    </style:style>
    <style:style style:name="gr22" style:family="graphic" style:parent-style-name="standard">
      <style:graphic-properties draw:fill="solid" draw:fill-color="#9999ff" draw:textarea-horizontal-align="justify" draw:textarea-vertical-align="middle" draw:auto-grow-height="false" fo:min-height="1.173cm" fo:min-width="1.921cm" loext:decorative="false"/>
    </style:style>
    <style:style style:name="gr23" style:family="graphic" style:parent-style-name="standard">
      <style:graphic-properties draw:fill="hatch" draw:fill-color="#0000ff" draw:fill-hatch-name="Black_20_45_20_Degrees" draw:textarea-horizontal-align="justify" draw:textarea-vertical-align="middle" draw:auto-grow-height="false" fo:min-height="0.31cm" fo:min-width="4.41cm" loext:decorative="false"/>
    </style:style>
    <style:style style:name="gr24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31cm" fo:min-width="4.41cm" loext:decorative="false"/>
    </style:style>
    <style:style style:name="gr25" style:family="graphic" style:parent-style-name="standard">
      <style:graphic-properties draw:fill="none" draw:fill-color="#729fcf" draw:textarea-horizontal-align="justify" draw:textarea-vertical-align="middle" draw:auto-grow-height="false" fo:min-height="0.768cm" fo:min-width="0.58cm" draw:shadow-offset-x="0.203cm" draw:shadow-offset-y="0.203cm" style:writing-mode="lr-tb" loext:decorative="false"/>
      <style:paragraph-properties style:writing-mode="lr-tb"/>
    </style:style>
    <style:style style:name="gr26" style:family="graphic" style:parent-style-name="standard">
      <style:graphic-properties draw:fill="none" draw:fill-color="#729fcf" draw:textarea-horizontal-align="justify" draw:textarea-vertical-align="middle" draw:auto-grow-height="false" fo:min-height="0.767cm" fo:min-width="1.278cm" draw:shadow-offset-x="0.203cm" draw:shadow-offset-y="0.203cm" style:writing-mode="lr-tb" loext:decorative="false"/>
      <style:paragraph-properties style:writing-mode="lr-tb"/>
    </style:style>
    <style:style style:name="gr27" style:family="graphic" style:parent-style-name="standard">
      <style:graphic-properties draw:fill="solid" draw:fill-color="#9999ff" draw:textarea-horizontal-align="justify" draw:textarea-vertical-align="middle" draw:auto-grow-height="false" fo:min-height="0.62cm" fo:min-width="0cm" loext:decorative="false"/>
    </style:style>
    <style:style style:name="gr28" style:family="graphic" style:parent-style-name="standard">
      <style:graphic-properties draw:fill="solid" draw:fill-color="#ff0000" draw:textarea-horizontal-align="justify" draw:textarea-vertical-align="middle" draw:auto-grow-height="false" fo:min-height="0.62cm" fo:min-width="0cm" loext:decorative="false"/>
    </style:style>
    <style:style style:name="gr29" style:family="graphic" style:parent-style-name="standard">
      <style:graphic-properties draw:fill="solid" draw:fill-color="#00ff00" draw:textarea-horizontal-align="justify" draw:textarea-vertical-align="middle" draw:auto-grow-height="false" fo:min-height="0.62cm" fo:min-width="0cm" loext:decorative="false"/>
    </style:style>
    <style:style style:name="gr30" style:family="graphic" style:parent-style-name="standard">
      <style:graphic-properties draw:fill="solid" draw:fill-color="#00ff00" draw:textarea-horizontal-align="justify" draw:textarea-vertical-align="middle" draw:auto-grow-height="false" fo:min-height="0.553cm" fo:min-width="0cm" loext:decorative="false"/>
    </style:style>
    <style:style style:name="gr31" style:family="graphic" style:parent-style-name="standard">
      <style:graphic-properties draw:fill="solid" draw:fill-color="#ffff00" draw:textarea-horizontal-align="justify" draw:textarea-vertical-align="middle" draw:auto-grow-height="false" fo:min-height="0.553cm" fo:min-width="0cm" loext:decorative="false"/>
    </style:style>
    <style:style style:name="gr32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022cm" fo:min-width="0.729cm" style:writing-mode="lr-tb" loext:decorative="false"/>
      <style:paragraph-properties style:writing-mode="lr-tb"/>
    </style:style>
    <style:style style:name="gr33" style:family="graphic" style:parent-style-name="standard">
      <style:graphic-properties draw:fill-color="#ccffcc" draw:opacity="40%" draw:textarea-horizontal-align="justify" draw:textarea-vertical-align="middle" draw:auto-grow-height="false" fo:min-height="0.663cm" fo:min-width="2.549cm" draw:shadow-offset-x="0.203cm" draw:shadow-offset-y="0.203cm" draw:shadow-opacity="40%" style:writing-mode="lr-tb" loext:decorative="false"/>
      <style:paragraph-properties style:writing-mode="lr-tb"/>
    </style:style>
    <style:style style:name="gr3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621cm" fo:min-width="0cm" loext:decorative="false"/>
      <style:paragraph-properties style:writing-mode="lr-tb"/>
    </style:style>
    <style:style style:name="gr35" style:family="graphic" style:parent-style-name="standard">
      <style:graphic-properties draw:opacity="40%" draw:textarea-horizontal-align="justify" draw:textarea-vertical-align="middle" draw:auto-grow-height="false" fo:min-height="0.604cm" fo:min-width="2.695cm" draw:shadow-offset-x="0.203cm" draw:shadow-offset-y="0.203cm" draw:shadow-opacity="40%" style:writing-mode="lr-tb" loext:decorative="false"/>
      <style:paragraph-properties style:writing-mode="lr-tb"/>
    </style:style>
    <style:style style:name="gr36" style:family="graphic" style:parent-style-name="standard">
      <style:graphic-properties draw:stroke="solid" svg:stroke-color="#ff3333" draw:fill="solid" draw:fill-color="#ff3333" draw:opacity="20%" draw:textarea-horizontal-align="left" draw:auto-grow-height="true" draw:auto-grow-width="true" fo:min-height="0.649cm" fo:min-width="7.305cm" draw:shadow-offset-x="0.203cm" draw:shadow-offset-y="0.203cm" draw:shadow-opacity="20%" loext:decorative="false"/>
      <style:paragraph-properties style:writing-mode="lr-tb"/>
    </style:style>
    <style:style style:name="gr37" style:family="graphic" style:parent-style-name="objectwithoutfill">
      <style:graphic-properties draw:stroke="dash" draw:stroke-dash="Dashed_20__28_var_29_" svg:stroke-width="0.102cm" svg:stroke-color="#ff3333" draw:marker-start-width="0.352cm" draw:marker-end-width="0.352cm" draw:fill="none" draw:textarea-vertical-align="middle" fo:padding-top="0.175cm" fo:padding-bottom="0.175cm" fo:padding-left="0.3cm" fo:padding-right="0.3cm" loext:decorative="fals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 loext:decorative="false"/>
      <style:paragraph-properties style:writing-mode="lr-tb"/>
    </style:style>
    <style:style style:name="gr39" style:family="graphic" style:parent-style-name="objectwithoutfill">
      <style:graphic-properties svg:stroke-color="#000000" draw:marker-start="" draw:marker-end="Triangle_20_unfilled" draw:marker-end-width="0.3cm" draw:fill="none" draw:textarea-vertical-align="middle" loext:decorative="false"/>
    </style:style>
    <style:style style:name="gr40" style:family="graphic" style:parent-style-name="objectwithoutfill">
      <style:graphic-properties draw:stroke="dash" draw:stroke-dash="Fine_20_Dashed" svg:stroke-color="#000000" draw:fill="none" draw:textarea-vertical-align="middle" loext:decorative="fals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398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 loext:decorative="false"/>
      <style:paragraph-properties style:writing-mode="lr-tb"/>
    </style:style>
    <style:style style:name="gr45" style:family="graphic" style:parent-style-name="objectwithoutfill">
      <style:graphic-properties svg:stroke-color="#000000" draw:marker-end="Triangle_20_unfilled" draw:marker-end-width="0.3cm" draw:fill="none" draw:textarea-vertical-align="middle" loext:decorative="false"/>
    </style:style>
    <style:style style:name="gr46" style:family="graphic" style:parent-style-name="standard">
      <style:graphic-properties draw:stroke="none" draw:fill="none" fo:min-height="0.636cm" loext:decorative="false"/>
      <style:paragraph-properties style:writing-mode="lr-tb"/>
    </style:style>
    <style:style style:name="gr47" style:family="graphic" style:parent-style-name="standard">
      <style:graphic-properties draw:stroke="none" draw:fill="none" fo:min-height="3.811cm" loext:decorative="false"/>
      <style:paragraph-properties style:writing-mode="lr-tb"/>
    </style:style>
    <style:style style:name="gr48" style:family="graphic" style:parent-style-name="standard">
      <style:graphic-properties draw:fill="hatch" draw:fill-color="#0000ff" draw:fill-hatch-name="Black_20_45_20_Degrees" draw:textarea-horizontal-align="justify" draw:textarea-vertical-align="middle" draw:auto-grow-height="false" fo:min-height="0.438cm" fo:min-width="3.039cm" loext:decorative="false"/>
    </style:style>
    <style:style style:name="gr49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48cm" fo:min-width="3.162cm" style:writing-mode="lr-tb" loext:decorative="false"/>
      <style:paragraph-properties style:writing-mode="lr-tb"/>
    </style:style>
    <style:style style:name="gr50" style:family="graphic" style:parent-style-name="standard">
      <style:graphic-properties draw:fill="none" draw:textarea-horizontal-align="justify" draw:textarea-vertical-align="top" draw:auto-grow-height="false" fo:min-height="1.941cm" fo:min-width="3.311cm" style:writing-mode="lr-tb" loext:decorative="false"/>
      <style:paragraph-properties style:writing-mode="lr-tb"/>
    </style:style>
    <style:style style:name="gr51" style:family="graphic" style:parent-style-name="standard">
      <style:graphic-properties draw:stroke="none" draw:fill="none" fo:min-height="1.272cm" loext:decorative="false"/>
      <style:paragraph-properties style:writing-mode="lr-tb"/>
    </style:style>
    <style:style style:name="gr52" style:family="graphic">
      <style:graphic-properties style:protect="size" loext:decorative="false"/>
    </style:style>
    <style:style style:name="gr53" style:family="graphic" style:parent-style-name="standard">
      <style:graphic-properties draw:fill="solid" draw:fill-color="#729fcf" draw:opacity="40%" draw:textarea-horizontal-align="justify" draw:textarea-vertical-align="middle" draw:auto-grow-height="false" fo:min-height="0.663cm" fo:min-width="2.549cm" draw:shadow-offset-x="0.203cm" draw:shadow-offset-y="0.203cm" draw:shadow-opacity="40%" style:writing-mode="lr-tb" loext:decorative="false"/>
      <style:paragraph-properties style:writing-mode="lr-tb"/>
    </style:style>
    <style:style style:name="gr54" style:family="graphic" style:parent-style-name="standard">
      <style:graphic-properties draw:fill="solid" draw:fill-color="#ff950e" draw:opacity="40%" draw:textarea-horizontal-align="justify" draw:textarea-vertical-align="middle" draw:auto-grow-height="false" fo:min-height="0.604cm" fo:min-width="2.695cm" draw:shadow-offset-x="0.203cm" draw:shadow-offset-y="0.203cm" draw:shadow-opacity="40%" style:writing-mode="lr-tb" loext:decorative="false"/>
      <style:paragraph-properties style:writing-mode="lr-tb"/>
    </style:style>
    <style:style style:name="gr55" style:family="graphic" style:parent-style-name="standard">
      <style:graphic-properties draw:fill="solid" draw:fill-color="#ff950e" draw:opacity="40%" draw:textarea-horizontal-align="justify" draw:textarea-vertical-align="middle" draw:auto-grow-height="false" fo:min-height="0.663cm" fo:min-width="2.549cm" draw:shadow-offset-x="0.203cm" draw:shadow-offset-y="0.203cm" draw:shadow-opacity="40%" style:writing-mode="lr-tb" loext:decorative="false"/>
      <style:paragraph-properties style:writing-mode="lr-tb"/>
    </style:style>
    <style:style style:name="gr56" style:family="graphic" style:parent-style-name="standard">
      <style:graphic-properties draw:fill="solid" draw:fill-color="#9933ff" draw:opacity="40%" draw:textarea-horizontal-align="justify" draw:textarea-vertical-align="middle" draw:auto-grow-height="false" fo:min-height="0.604cm" fo:min-width="2.695cm" draw:shadow-offset-x="0.203cm" draw:shadow-offset-y="0.203cm" draw:shadow-opacity="40%" style:writing-mode="lr-tb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496cm" loext:decorative="false"/>
      <style:paragraph-properties style:writing-mode="lr-tb"/>
    </style:style>
    <style:style style:name="gr58" style:family="graphic" style:parent-style-name="standard">
      <style:graphic-properties draw:fill="solid" draw:fill-color="#ff0000" draw:textarea-horizontal-align="justify" draw:textarea-vertical-align="middle" draw:auto-grow-height="false" fo:min-height="0.551cm" fo:min-width="0cm" loext:decorative="false"/>
    </style:style>
    <style:style style:name="gr59" style:family="graphic" style:parent-style-name="standard">
      <style:graphic-properties draw:fill-color="#ccffcc" draw:opacity="40%" draw:textarea-horizontal-align="justify" draw:textarea-vertical-align="middle" draw:auto-grow-height="false" fo:min-height="0.601cm" fo:min-width="2.549cm" draw:shadow-offset-x="0.203cm" draw:shadow-offset-y="0.203cm" draw:shadow-opacity="40%" style:writing-mode="lr-tb" loext:decorative="false"/>
      <style:paragraph-properties style:writing-mode="lr-tb"/>
    </style:style>
    <style:style style:name="gr60" style:family="graphic" style:parent-style-name="standard">
      <style:graphic-properties draw:fill="solid" draw:fill-color="#729fcf" draw:opacity="40%" draw:textarea-horizontal-align="justify" draw:textarea-vertical-align="middle" draw:auto-grow-height="false" fo:min-height="0.601cm" fo:min-width="2.549cm" draw:shadow-offset-x="0.203cm" draw:shadow-offset-y="0.203cm" draw:shadow-opacity="40%" style:writing-mode="lr-tb" loext:decorative="false"/>
      <style:paragraph-properties style:writing-mode="lr-tb"/>
    </style:style>
    <style:style style:name="gr61" style:family="graphic" style:parent-style-name="standard">
      <style:graphic-properties draw:fill="solid" draw:fill-color="#9933ff" draw:opacity="40%" draw:textarea-horizontal-align="justify" draw:textarea-vertical-align="middle" draw:auto-grow-height="false" fo:min-height="0.601cm" fo:min-width="2.695cm" draw:shadow-offset-x="0.203cm" draw:shadow-offset-y="0.203cm" draw:shadow-opacity="40%" style:writing-mode="lr-tb" loext:decorative="false"/>
      <style:paragraph-properties style:writing-mode="lr-tb"/>
    </style:style>
    <style:style style:name="gr62" style:family="graphic" style:parent-style-name="standard">
      <style:graphic-properties draw:stroke="none" draw:fill="none" fo:min-height="1.907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Default-title">
      <style:graphic-properties fo:min-height="4.626cm" loext:decorative="false"/>
      <style:paragraph-properties style:writing-mode="lr-tb"/>
    </style:style>
    <style:style style:name="pr3" style:family="presentation" style:parent-style-name="Default-outline1">
      <style:graphic-properties fo:min-height="15.821cm" loext:decorative="false"/>
      <style:paragraph-properties style:writing-mode="lr-tb"/>
    </style:style>
    <style:style style:name="pr4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solid" draw:fill-color="#ff420e"/>
      <style:paragraph-properties fo:text-align="center"/>
    </style:style>
    <style:style style:name="P2" style:family="paragraph">
      <loext:graphic-properties draw:fill="solid" draw:fill-color="#00ff00"/>
      <style:paragraph-properties fo:text-align="center"/>
    </style:style>
    <style:style style:name="P3" style:family="paragraph">
      <loext:graphic-properties draw:fill="solid" draw:fill-color="#ffff00"/>
      <style:paragraph-properties fo:text-align="center"/>
    </style:style>
    <style:style style:name="P4" style:family="paragraph">
      <loext:graphic-properties draw:fill="solid" draw:fill-color="#9999ff"/>
      <style:paragraph-properties fo:text-align="center"/>
    </style:style>
    <style:style style:name="P5" style:family="paragraph">
      <loext:graphic-properties draw:fill="none" draw:fill-color="#ffffff"/>
      <style:text-properties style:font-name="Consolas" fo:font-size="12.6999998092651pt" style:font-size-asian="18pt" style:font-size-complex="18pt"/>
    </style:style>
    <style:style style:name="P6" style:family="paragraph">
      <loext:graphic-properties draw:fill="none"/>
      <style:text-properties style:font-name="Consolas" fo:font-size="15pt" style:font-size-asian="15pt" style:font-size-complex="15pt"/>
    </style:style>
    <style:style style:name="P7" style:family="paragraph">
      <loext:graphic-properties draw:fill="none"/>
      <style:text-properties style:font-name="Consolas" fo:font-size="16.2999992370605pt"/>
    </style:style>
    <style:style style:name="P8" style:family="paragraph">
      <loext:graphic-properties draw:fill="hatch" draw:fill-color="#0000ff" draw:fill-hatch-name="Black_20_45_20_Degrees"/>
      <style:paragraph-properties fo:text-align="center"/>
    </style:style>
    <style:style style:name="P9" style:family="paragraph">
      <loext:graphic-properties draw:fill="hatch" draw:fill-color="#0000ff" draw:fill-hatch-name="Black_20_90_20_Degrees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  <style:text-properties style:font-name="Consolas" fo:font-size="14pt" style:font-size-asian="18pt" style:font-size-complex="18pt"/>
    </style:style>
    <style:style style:name="P12" style:family="paragraph">
      <loext:graphic-properties draw:fill="none" draw:opacity="40%"/>
      <style:paragraph-properties fo:text-align="center" style:writing-mode="lr-tb"/>
      <style:text-properties style:font-name="Consolas" fo:font-size="14pt" style:font-size-asian="18pt" style:font-size-complex="18pt"/>
    </style:style>
    <style:style style:name="P13" style:family="paragraph">
      <loext:graphic-properties draw:fill="none" draw:fill-color="#aea79f" draw:opacity="40%"/>
      <style:paragraph-properties fo:text-align="center" style:writing-mode="lr-tb"/>
      <style:text-properties style:font-name="Consolas" fo:font-size="14pt" style:font-size-asian="18pt" style:font-size-complex="18pt"/>
    </style:style>
    <style:style style:name="P14" style:family="paragraph">
      <style:text-properties fo:color="#000000" loext:opacity="100%"/>
    </style:style>
    <style:style style:name="P15" style:family="paragraph">
      <loext:graphic-properties draw:fill="solid" draw:fill-color="#6666ff" draw:opacity="20%"/>
      <style:text-properties fo:color="#000000" loext:opacity="100%" style:font-name="Consolas" fo:font-size="16.2999992370605pt"/>
    </style:style>
    <style:style style:name="P16" style:family="paragraph">
      <loext:graphic-properties draw:fill="none" draw:fill-color="#ffffff"/>
      <style:text-properties style:font-name="Consolas" fo:font-size="16.2999992370605pt"/>
    </style:style>
    <style:style style:name="P17" style:family="paragraph">
      <style:paragraph-properties fo:text-align="start"/>
      <style:text-properties fo:font-size="18pt"/>
    </style:style>
    <style:style style:name="P18" style:family="paragraph">
      <loext:graphic-properties draw:fill="none" draw:fill-color="#729fcf"/>
      <style:paragraph-properties fo:text-align="start" style:writing-mode="lr-tb"/>
      <style:text-properties fo:font-size="18pt"/>
    </style:style>
    <style:style style:name="P19" style:family="paragraph">
      <style:paragraph-properties fo:text-align="end"/>
      <style:text-properties fo:font-size="18pt"/>
    </style:style>
    <style:style style:name="P20" style:family="paragraph">
      <loext:graphic-properties draw:fill="none" draw:fill-color="#729fcf"/>
      <style:paragraph-properties fo:text-align="end" style:writing-mode="lr-tb"/>
      <style:text-properties fo:font-size="18pt"/>
    </style:style>
    <style:style style:name="P21" style:family="paragraph">
      <loext:graphic-properties draw:fill="solid" draw:fill-color="#ff0000"/>
      <style:paragraph-properties fo:text-align="center"/>
    </style:style>
    <style:style style:name="P22" style:family="paragraph">
      <style:paragraph-properties fo:text-align="center"/>
      <style:text-properties fo:font-size="16.2999992370605pt"/>
    </style:style>
    <style:style style:name="P23" style:family="paragraph">
      <loext:graphic-properties draw:fill="hatch" draw:fill-color="#0000ff" draw:fill-hatch-name="Black_20_90_20_Degrees"/>
      <style:paragraph-properties fo:text-align="center" style:writing-mode="lr-tb"/>
      <style:text-properties fo:font-size="16.2999992370605pt"/>
    </style:style>
    <style:style style:name="P24" style:family="paragraph">
      <loext:graphic-properties draw:fill-color="#ccffcc" draw:opacity="40%"/>
      <style:paragraph-properties fo:text-align="center" style:writing-mode="lr-tb"/>
      <style:text-properties style:font-name="Consolas" fo:font-size="14pt" style:font-size-asian="18pt" style:font-size-complex="18pt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ffffff"/>
      <style:paragraph-properties fo:text-align="center"/>
      <style:text-properties style:font-name="Consolas" fo:font-size="12.6999998092651pt" style:font-size-asian="18pt" style:font-size-complex="18pt"/>
    </style:style>
    <style:style style:name="P27" style:family="paragraph">
      <loext:graphic-properties draw:opacity="40%"/>
      <style:paragraph-properties fo:text-align="center" style:writing-mode="lr-tb"/>
      <style:text-properties style:font-name="Consolas" fo:font-size="14pt" style:font-size-asian="18pt" style:font-size-complex="18pt"/>
    </style:style>
    <style:style style:name="P28" style:family="paragraph">
      <loext:graphic-properties draw:fill="solid" draw:fill-color="#ff3333" draw:opacity="20%"/>
      <style:text-properties fo:color="#000000" loext:opacity="100%" style:font-name="Consolas" fo:font-size="16.2999992370605pt"/>
    </style:style>
    <style:style style:name="P29" style:family="paragraph">
      <loext:graphic-properties draw:fill="none" draw:fill-color="#ffffff"/>
      <style:text-properties style:font-name="Consolas" fo:font-size="18pt"/>
    </style:style>
    <style:style style:name="P30" style:family="paragraph">
      <style:paragraph-properties fo:text-align="start"/>
    </style:style>
    <style:style style:name="P31" style:family="paragraph">
      <loext:graphic-properties draw:fill="none" draw:fill-color="#ffffff"/>
      <style:paragraph-properties fo:text-align="start"/>
      <style:text-properties style:font-name="Consolas" fo:font-size="18pt"/>
    </style:style>
    <style:style style:name="P32" style:family="paragraph">
      <loext:graphic-properties draw:fill="none" draw:fill-color="#ffffff"/>
      <style:text-properties fo:color="#000099" loext:opacity="100%" style:font-name="Consolas" fo:font-size="32pt" fo:font-weight="bold" style:font-size-asian="32pt" style:font-weight-asian="bold" style:font-size-complex="32pt" style:font-weight-complex="bold"/>
    </style:style>
    <style:style style:name="P33" style:family="paragraph">
      <style:paragraph-properties fo:margin-top="0.42cm" fo:margin-bottom="0.35cm"/>
    </style:style>
    <style:style style:name="P34" style:family="paragraph">
      <loext:graphic-properties draw:fill="none"/>
      <style:paragraph-properties fo:margin-top="0.42cm" fo:margin-bottom="0.35cm"/>
      <style:text-properties style:font-name="Consolas" fo:font-size="18pt" style:font-size-asian="18pt" style:font-size-complex="18pt"/>
    </style:style>
    <style:style style:name="P35" style:family="paragraph">
      <loext:graphic-properties draw:fill="none"/>
      <style:text-properties style:font-name="Consolas"/>
    </style:style>
    <style:style style:name="P36" style:family="paragraph">
      <style:paragraph-properties fo:text-align="center"/>
      <style:text-properties style:font-name="Consolas"/>
    </style:style>
    <style:style style:name="P37" style:family="paragraph">
      <loext:graphic-properties draw:fill="none"/>
      <style:paragraph-properties fo:text-align="center" style:writing-mode="lr-tb"/>
      <style:text-properties style:font-name="Consolas"/>
    </style:style>
    <style:style style:name="P38" style:family="paragraph">
      <loext:graphic-properties draw:fill="none"/>
    </style:style>
    <style:style style:name="P39" style:family="paragraph">
      <loext:graphic-properties draw:fill-color="#ffffff"/>
    </style:style>
    <style:style style:name="P40" style:family="paragraph">
      <loext:graphic-properties draw:fill="solid" draw:fill-color="#729fcf" draw:opacity="40%"/>
      <style:paragraph-properties fo:text-align="center" style:writing-mode="lr-tb"/>
      <style:text-properties style:font-name="Consolas" fo:font-size="14pt" style:font-size-asian="18pt" style:font-size-complex="18pt"/>
    </style:style>
    <style:style style:name="P41" style:family="paragraph">
      <loext:graphic-properties draw:fill="solid" draw:fill-color="#ff950e" draw:opacity="40%"/>
      <style:paragraph-properties fo:text-align="center" style:writing-mode="lr-tb"/>
      <style:text-properties style:font-name="Consolas" fo:font-size="14pt" style:font-size-asian="18pt" style:font-size-complex="18pt"/>
    </style:style>
    <style:style style:name="P42" style:family="paragraph">
      <loext:graphic-properties draw:fill="solid" draw:fill-color="#9933ff" draw:opacity="40%"/>
      <style:paragraph-properties fo:text-align="center" style:writing-mode="lr-tb"/>
      <style:text-properties style:font-name="Consolas" fo:font-size="14pt" style:font-size-asian="18pt" style:font-size-complex="18pt"/>
    </style:style>
    <style:style style:name="T1" style:family="text">
      <style:text-properties style:font-name="Consolas" fo:font-size="14pt" style:font-size-asian="18pt" style:font-size-complex="18pt"/>
    </style:style>
    <style:style style:name="T2" style:family="text">
      <style:text-properties style:font-name="Consolas" fo:font-size="15pt" fo:font-style="italic" style:font-size-asian="15pt" style:font-style-asian="italic" style:font-size-complex="15pt" style:font-style-complex="italic"/>
    </style:style>
    <style:style style:name="T3" style:family="text">
      <style:text-properties style:font-name="Consolas" fo:font-size="15pt" style:font-size-asian="15pt" style:font-size-complex="15pt"/>
    </style:style>
    <style:style style:name="T4" style:family="text">
      <style:text-properties style:font-name="Consolas" fo:font-size="15pt" fo:font-style="normal" style:font-size-asian="15pt" style:font-style-asian="normal" style:font-size-complex="15pt" style:font-style-complex="normal"/>
    </style:style>
    <style:style style:name="T5" style:family="text">
      <style:text-properties fo:color="#000000" loext:opacity="100%" style:font-name="Consolas" fo:font-size="16.2999992370605pt"/>
    </style:style>
    <style:style style:name="T6" style:family="text">
      <style:text-properties style:font-name="Consolas" fo:font-size="16.2999992370605pt"/>
    </style:style>
    <style:style style:name="T7" style:family="text">
      <style:text-properties fo:font-size="18pt"/>
    </style:style>
    <style:style style:name="T8" style:family="text">
      <style:text-properties fo:font-size="16.2999992370605pt"/>
    </style:style>
    <style:style style:name="T9" style:family="text">
      <style:text-properties style:font-name="Consolas" fo:font-size="18pt"/>
    </style:style>
    <style:style style:name="T10" style:family="text">
      <style:text-properties fo:color="#000099" loext:opacity="100%" style:font-name="Consolas" fo:font-size="32pt" fo:font-weight="bold" style:font-size-asian="32pt" style:font-weight-asian="bold" style:font-size-complex="32pt" style:font-weight-complex="bold"/>
    </style:style>
    <style:style style:name="T11" style:family="text">
      <style:text-properties style:font-name="Consolas" fo:font-size="18pt" fo:font-style="italic" style:font-style-asian="italic" style:font-style-complex="italic"/>
    </style:style>
    <style:style style:name="T12" style:family="text">
      <style:text-properties style:font-name="Consolas" fo:font-size="18pt" fo:font-style="italic" style:font-size-asian="18pt" style:font-style-asian="italic" style:font-size-complex="18pt" style:font-style-complex="italic"/>
    </style:style>
    <style:style style:name="T13" style:family="text">
      <style:text-properties style:font-name="Consolas" fo:font-size="18pt" style:font-size-asian="18pt" style:font-size-complex="18pt"/>
    </style:style>
    <style:style style:name="T14" style:family="text">
      <style:text-properties fo:color="#666666" loext:opacity="100%" style:font-name="Consolas"/>
    </style:style>
    <style:style style:name="T15" style:family="text">
      <style:text-properties style:font-name="Consolas" fo:background-color="#9999ff"/>
    </style:style>
    <style:style style:name="T16" style:family="text">
      <style:text-properties style:font-name="Consolas" fo:background-color="#ff9999"/>
    </style:style>
    <style:style style:name="T17" style:family="text">
      <style:text-properties style:font-name="Consolas" fo:background-color="#99ff66"/>
    </style:style>
    <style:style style:name="T18" style:family="text">
      <style:text-properties style:font-name="Consolas" fo:background-color="#ffff66"/>
    </style:style>
    <style:style style:name="T19" style:family="text">
      <style:text-properties style:font-name="Consolas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16.2999992370605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348cm" svg:height="0.759cm" svg:x="4.617cm" svg:y="4.5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418cm" svg:height="0.759cm" svg:x="5.966cm" svg:y="4.5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418cm" svg:height="0.759cm" svg:x="7.383cm" svg:y="4.5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257cm" svg:height="0.759cm" svg:x="3.36cm" svg:y="4.5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xml:id="id6" draw:id="id6" draw:layer="layout" svg:width="1.315cm" svg:height="0.871cm" svg:x="5.272cm" svg:y="2.484cm">
          <draw:text-box>
            <text:p><text:span text:style-name="T1">or</text:span><text:span text:style-name="T1">f</text:span></text:p>
          </draw:text-box>
        </draw:frame>
        <draw:frame draw:style-name="gr6" draw:text-style-name="P6" draw:layer="layout" svg:width="1.722cm" svg:height="0.848cm" svg:x="3.059cm" svg:y="5.83cm">
          <draw:text-box>
            <text:p><text:span text:style-name="T2">Z</text:span><text:span text:style-name="T2">r</text:span><text:span text:style-name="T2">a</text:span><text:span text:style-name="T3">I</text:span></text:p>
          </draw:text-box>
        </draw:frame>
        <draw:frame draw:style-name="gr7" draw:text-style-name="P7" draw:layer="layout" svg:width="2.339cm" svg:height="1.073cm" svg:x="7.067cm" svg:y="5.83cm">
          <draw:text-box>
            <text:p><text:span text:style-name="T2">E</text:span><text:span text:style-name="T2">c</text:span><text:span text:style-name="T2">o</text:span><text:span text:style-name="T4">R</text:span><text:span text:style-name="T3">V</text:span></text:p>
          </draw:text-box>
        </draw:frame>
        <draw:frame draw:style-name="gr8" draw:text-style-name="P6" draw:layer="layout" svg:width="1.778cm" svg:height="0.791cm" svg:x="5.177cm" svg:y="5.83cm">
          <draw:text-box>
            <text:p><text:span text:style-name="T2">A</text:span><text:span text:style-name="T2">j</text:span><text:span text:style-name="T2">i</text:span><text:span text:style-name="T3">I</text:span></text:p>
          </draw:text-box>
        </draw:frame>
        <draw:custom-shape draw:style-name="gr9" draw:text-style-name="P8" xml:id="id1" draw:id="id1" draw:layer="layout" svg:width="1.257cm" svg:height="0.3cm" svg:x="2.103cm" svg:y="4.9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xml:id="id3" draw:id="id3" draw:layer="layout" svg:width="1.257cm" svg:height="0.3cm" svg:x="8.801cm" svg:y="4.9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0" draw:layer="layout" draw:type="curve" svg:x1="2.103cm" svg:y1="5.136cm" svg:x2="3.101cm" svg:y2="7.535cm" draw:start-shape="id1" draw:start-glue-point="3" draw:end-shape="id2" draw:end-glue-point="3" svg:d="M2103 5136c-753 0-1252 2399 998 2399" svg:viewBox="0 0 1634 2400">
          <text:p/>
        </draw:connector>
        <draw:connector draw:style-name="gr11" draw:text-style-name="P10" draw:layer="layout" draw:type="curve" svg:x1="10.058cm" svg:y1="5.136cm" svg:x2="8.048cm" svg:y2="7.535cm" draw:start-shape="id3" draw:start-glue-point="1" draw:end-shape="id2" draw:end-glue-point="1" svg:d="M10058 5136c751 0 1756 2399-2010 2399" svg:viewBox="0 0 2722 2400">
          <text:p/>
        </draw:connector>
        <draw:line draw:style-name="gr12" draw:text-style-name="P10" draw:layer="layout" svg:x1="3.911cm" svg:y1="5.984cm" svg:x2="4.419cm" svg:y2="5.476cm">
          <text:p/>
        </draw:line>
        <draw:line draw:style-name="gr12" draw:text-style-name="P10" draw:layer="layout" svg:x1="5.943cm" svg:y1="5.83cm" svg:x2="5.943cm" svg:y2="5.476cm">
          <text:p/>
        </draw:line>
        <draw:line draw:style-name="gr12" draw:text-style-name="P10" draw:layer="layout" svg:x1="7.975cm" svg:y1="5.984cm" svg:x2="7.467cm" svg:y2="5.476cm">
          <text:p/>
        </draw:line>
        <draw:custom-shape draw:style-name="gr13" draw:text-style-name="P12" xml:id="id5" draw:id="id5" draw:layer="layout" svg:width="2.794cm" svg:height="1.017cm" svg:x="0.859cm" svg:y="2.339cm">
          <text:p text:style-name="P11"><text:span text:style-name="T1">pro</text:span><text:span text:style-name="T1">mot</text:span><text:span text:style-name="T1">er</text:span></text:p>
          <draw:enhanced-geometry svg:viewBox="0 0 21600 21600" draw:text-areas="0 0 21600 21600" draw:type="chevron" draw:modifiers="20023.470483005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13" xml:id="id7" draw:id="id7" draw:layer="layout" svg:width="3.302cm" svg:height="1.017cm" svg:x="7.717cm" svg:y="2.339cm">
          <text:p text:style-name="P11"><text:span text:style-name="T1">t</text:span><text:span text:style-name="T1">e</text:span><text:span text:style-name="T1">r</text:span><text:span text:style-name="T1">m</text:span><text:span text:style-name="T1">i</text:span><text:span text:style-name="T1">n</text:span><text:span text:style-name="T1">a</text:span><text:span text:style-name="T1">t</text:span><text:span text:style-name="T1">o</text:span><text:span text:style-name="T1">r</text:span></text:p>
          <draw:enhanced-geometry svg:viewBox="0 0 21600 21600" draw:text-areas="0 0 21600 21600" draw:type="chevron" draw:modifiers="20259.400544959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5" draw:text-style-name="P15" xml:id="id4" draw:id="id4" draw:layer="layout" svg:width="5.588cm" svg:height="0.899cm" svg:x="3.08cm" svg:y="8.474cm">
          <draw:text-box>
            <text:p text:style-name="P14"><text:span text:style-name="T5">p</text:span><text:span text:style-name="T5">Y</text:span><text:span text:style-name="T5">P</text:span><text:span text:style-name="T5">K</text:span><text:span text:style-name="T5">0</text:span><text:span text:style-name="T5">(</text:span><text:span text:style-name="T5">U</text:span><text:span text:style-name="T5">R</text:span><text:span text:style-name="T5">A</text:span><text:span text:style-name="T5">3</text:span><text:span text:style-name="T5">,</text:span><text:span text:style-name="T5">2</text:span><text:span text:style-name="T5">µ</text:span><text:span text:style-name="T5">)</text:span></text:p>
          </draw:text-box>
        </draw:frame>
        <draw:frame draw:style-name="gr16" draw:text-style-name="P16" xml:id="id2" draw:id="id2" draw:layer="layout" svg:width="4.947cm" svg:height="0.899cm" svg:x="3.101cm" svg:y="7.086cm">
          <draw:text-box>
            <text:p><text:span text:style-name="T6">pYPKa(pU</text:span><text:span text:style-name="T6">C,amp)</text:span></text:p>
          </draw:text-box>
        </draw:frame>
        <draw:connector draw:style-name="gr17" draw:text-style-name="P10" draw:layer="layout" draw:type="curve" draw:line-skew="-0.496cm" svg:x1="2.103cm" svg:y1="5.136cm" svg:x2="3.08cm" svg:y2="8.923cm" draw:start-shape="id1" draw:start-glue-point="3" draw:end-shape="id4" draw:end-glue-point="3" svg:d="M2103 5136c-1497 0-1985 3787 977 3787" svg:viewBox="0 0 2167 3788">
          <text:p/>
        </draw:connector>
        <draw:connector draw:style-name="gr17" draw:text-style-name="P10" draw:layer="layout" draw:type="curve" draw:line-skew="0.385cm" svg:x1="10.058cm" svg:y1="5.136cm" svg:x2="8.668cm" svg:y2="8.923cm" draw:start-shape="id3" draw:start-glue-point="1" draw:end-shape="id4" draw:end-glue-point="1" svg:d="M10058 5136c1329 0 2024 3787-1390 3787" svg:viewBox="0 0 2484 3788">
          <text:p/>
        </draw:connector>
        <draw:connector draw:style-name="gr18" draw:text-style-name="P10" draw:layer="layout" draw:type="line" svg:x1="2.256cm" svg:y1="3.356cm" svg:x2="4.515cm" svg:y2="4.182cm" draw:start-shape="id5" draw:start-glue-point="2" svg:d="M2256 3356l2259 826" svg:viewBox="0 0 2260 827">
          <text:p/>
        </draw:connector>
        <draw:connector draw:style-name="gr18" draw:text-style-name="P10" draw:layer="layout" draw:type="line" svg:x1="5.929cm" svg:y1="3.355cm" svg:x2="5.917cm" svg:y2="4.169cm" draw:start-shape="id6" draw:start-glue-point="2" svg:d="M5929 3355l-12 814" svg:viewBox="0 0 13 815">
          <text:p/>
        </draw:connector>
        <draw:connector draw:style-name="gr18" draw:text-style-name="P10" draw:layer="layout" draw:type="line" svg:x1="9.368cm" svg:y1="3.356cm" svg:x2="7.425cm" svg:y2="4.288cm" draw:start-shape="id7" draw:start-glue-point="2" svg:d="M9368 3356l-1943 932" svg:viewBox="0 0 1944 933">
          <text:p/>
        </draw:connector>
        <draw:custom-shape draw:style-name="gr19" draw:text-style-name="P1" draw:layer="layout" svg:width="5.331cm" svg:height="1.575cm" svg:x="13.901cm" svg:y="23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5.607cm" svg:height="1.575cm" svg:x="19.235cm" svg:y="23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2.999cm" svg:height="1.575cm" svg:x="24.839cm" svg:y="23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" draw:layer="layout" svg:width="2.573cm" svg:height="1.575cm" svg:x="11.328cm" svg:y="23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8" draw:layer="layout" svg:width="4.97cm" svg:height="0.62cm" svg:x="6.36cm" svg:y="24.4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9" draw:layer="layout" svg:width="4.97cm" svg:height="0.62cm" svg:x="27.946cm" svg:y="24.4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8" draw:layer="layout" svg:width="1.778cm" svg:height="1.017cm" svg:x="6.274cm" svg:y="19.573cm">
          <text:p text:style-name="P17"><text:span text:style-name="T7">577</text:span></text:p>
          <draw:enhanced-geometry svg:viewBox="0 0 21600 21600" draw:mirror-horizontal="false" draw:mirror-vertical="false" draw:text-areas="0 ?f0 ?f5 ?f2" draw:type="right-arrow" draw:modifiers="17520.4047217538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0" draw:layer="layout" svg:width="1.778cm" svg:height="1.017cm" svg:x="31.18cm" svg:y="28.355cm">
          <text:p text:style-name="P19"><text:span text:style-name="T7">578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8" draw:layer="layout" svg:width="1.778cm" svg:height="1.017cm" svg:x="12.375cm" svg:y="21.174cm">
          <text:p text:style-name="P17"><text:span text:style-name="T7">775</text:span></text:p>
          <draw:enhanced-geometry svg:viewBox="0 0 21600 21600" draw:mirror-horizontal="false" draw:mirror-vertical="false" draw:text-areas="0 ?f0 ?f5 ?f2" draw:type="right-arrow" draw:modifiers="16427.655986509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0" draw:layer="layout" svg:width="1.778cm" svg:height="1.017cm" svg:x="24.671cm" svg:y="26.877cm">
          <text:p text:style-name="P19"><text:span text:style-name="T7">77</text:span><text:span text:style-name="T7">8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8" draw:layer="layout" svg:width="1.778cm" svg:height="1.017cm" svg:x="12.042cm" svg:y="19.775cm">
          <text:p text:style-name="P17"><text:span text:style-name="T7">112</text:span><text:span text:style-name="T7">3</text:span></text:p>
          <draw:enhanced-geometry svg:viewBox="0 0 21600 21600" draw:mirror-horizontal="false" draw:mirror-vertical="false" draw:text-areas="0 ?f0 ?f5 ?f2" draw:type="right-arrow" draw:modifiers="17532.5463743676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0" draw:layer="layout" svg:width="1.778cm" svg:height="1.017cm" svg:x="24.97cm" svg:y="28.078cm">
          <text:p text:style-name="P19"><text:span text:style-name="T7">512</text:span></text:p>
          <draw:enhanced-geometry svg:viewBox="0 0 21600 21600" draw:mirror-horizontal="true" draw:text-areas="0 ?f0 ?f5 ?f2" draw:type="right-arrow" draw:modifiers="17180.4384485666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8" draw:layer="layout" svg:width="1.778cm" svg:height="1.017cm" svg:x="13.9cm" svg:y="21.975cm">
          <text:p text:style-name="P17"><text:span text:style-name="T7">468</text:span></text:p>
          <draw:enhanced-geometry svg:viewBox="0 0 21600 21600" draw:mirror-horizontal="false" draw:mirror-vertical="false" draw:text-areas="0 ?f0 ?f5 ?f2" draw:type="right-arrow" draw:modifiers="17204.7217537943 636.54223968565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0" draw:layer="layout" svg:width="1.778cm" svg:height="1.017cm" svg:x="23.044cm" svg:y="25.931cm">
          <text:p text:style-name="P19"><text:span text:style-name="T7">4</text:span><text:span text:style-name="T7">6</text:span><text:span text:style-name="T7">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8" draw:layer="layout" svg:width="1.778cm" svg:height="1.017cm" svg:x="19.232cm" svg:y="22.179cm">
          <text:p text:style-name="P17"><text:span text:style-name="T7">568</text:span></text:p>
          <draw:enhanced-geometry svg:viewBox="0 0 21600 21600" draw:mirror-horizontal="false" draw:mirror-vertical="false" draw:text-areas="0 ?f0 ?f5 ?f2" draw:type="right-arrow" draw:modifiers="17253.2883642496 360.70726915520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0" draw:layer="layout" svg:width="1.778cm" svg:height="1.017cm" svg:x="17.424cm" svg:y="25.423cm">
          <text:p text:style-name="P19"><text:span text:style-name="T7">5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4" draw:layer="layout" svg:width="0.531cm" svg:height="0.92cm" svg:x="26.275cm" svg:y="8.0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1" draw:layer="layout" svg:width="0.531cm" svg:height="0.92cm" svg:x="29.966cm" svg:y="8.0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1" draw:layer="layout" svg:width="0.531cm" svg:height="0.92cm" svg:x="29.995cm" svg:y="9.9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" draw:layer="layout" svg:width="0.531cm" svg:height="0.92cm" svg:x="32.688cm" svg:y="9.9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draw:layer="layout" svg:width="0.531cm" svg:height="0.853cm" svg:x="32.676cm" svg:y="11.5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layout" svg:width="0.531cm" svg:height="0.853cm" svg:x="36.401cm" svg:y="11.5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1.257cm" svg:height="0.3cm" svg:x="25.018cm" svg:y="8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3" draw:layer="layout" svg:width="1.257cm" svg:height="0.3cm" svg:x="36.909cm" svg:y="12.152cm">
          <text:p text:style-name="P22"><text:span text:style-name="T8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4" draw:layer="layout" svg:width="3.048cm" svg:height="0.912cm" svg:x="26.844cm" svg:y="8.103cm">
          <text:p text:style-name="P11"><text:span text:style-name="T1">promot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4" draw:text-style-name="P26" draw:layer="layout" svg:width="1.935cm" svg:height="0.871cm" svg:x="30.636cm" svg:y="9.944cm">
          <draw:text-box>
            <text:p text:style-name="P25"><text:span text:style-name="T1">orf</text:span></text:p>
          </draw:text-box>
        </draw:frame>
        <draw:custom-shape draw:style-name="gr35" draw:text-style-name="P27" draw:layer="layout" svg:width="3.194cm" svg:height="0.853cm" svg:x="33.207cm" svg:y="11.599cm">
          <text:p text:style-name="P11"><text:span text:style-name="T1">ter</text:span><text:span text:style-name="T1">min</text:span><text:span text:style-name="T1">ato</text:span><text:span text:style-name="T1">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8" xml:id="id8" draw:id="id8" draw:layer="layout" svg:width="1.257cm" svg:height="0.3cm" svg:x="25.066cm" svg:y="9.4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xml:id="id10" draw:id="id10" draw:layer="layout" svg:width="1.257cm" svg:height="0.3cm" svg:x="36.85cm" svg:y="12.9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28" xml:id="id9" draw:id="id9" draw:layer="layout" svg:width="7.805cm" svg:height="0.899cm" svg:x="26.405cm" svg:y="13.467cm">
          <draw:text-box>
            <text:p text:style-name="P14"><text:span text:style-name="T5">pT</text:span><text:span text:style-name="T5">Ax </text:span><text:span text:style-name="T5">or </text:span><text:span text:style-name="T5">pY</text:span><text:span text:style-name="T5">PK</text:span><text:span text:style-name="T5">pw</text:span></text:p>
          </draw:text-box>
        </draw:frame>
        <draw:connector draw:style-name="gr37" draw:text-style-name="P10" draw:layer="layout" draw:type="curve" draw:line-skew="-0.496cm" svg:x1="25.066cm" svg:y1="9.631cm" svg:x2="26.405cm" svg:y2="13.916cm" draw:start-shape="id8" draw:start-glue-point="3" draw:end-shape="id9" draw:end-glue-point="3" svg:d="M25066 9631c-1497 0-2166 4285 1339 4285" svg:viewBox="0 0 2555 4286">
          <text:p/>
        </draw:connector>
        <draw:connector draw:style-name="gr37" draw:text-style-name="P10" draw:layer="layout" draw:type="curve" draw:line-skew="-0.171cm" svg:x1="38.107cm" svg:y1="13.109cm" svg:x2="34.21cm" svg:y2="13.916cm" draw:start-shape="id10" draw:start-glue-point="1" draw:end-shape="id9" draw:end-glue-point="1" svg:d="M38107 13109c495 0 2443 807-3897 807" svg:viewBox="0 0 4569 808">
          <text:p/>
        </draw:connector>
        <draw:frame draw:style-name="gr38" draw:text-style-name="P29" xml:id="id11" draw:id="id11" draw:layer="layout" svg:width="3.048cm" svg:height="0.886cm" svg:x="25.828cm" svg:y="7.087cm">
          <draw:text-box>
            <text:p><text:span text:style-name="T9">577-567</text:span></text:p>
          </draw:text-box>
        </draw:frame>
        <draw:connector draw:style-name="gr39" draw:text-style-name="P10" draw:layer="layout" draw:type="line" svg:x1="25.828cm" svg:y1="7.53cm" svg:x2="25.064cm" svg:y2="7.537cm" draw:start-shape="id11" draw:start-glue-point="3" svg:d="M25828 7530l-764 7" svg:viewBox="0 0 765 8">
          <text:p/>
        </draw:connector>
        <draw:connector draw:style-name="gr39" draw:text-style-name="P10" draw:layer="layout" draw:type="line" svg:x1="28.876cm" svg:y1="7.53cm" svg:x2="30.483cm" svg:y2="7.531cm" draw:start-shape="id11" svg:d="M28876 7530l1607 1" svg:viewBox="0 0 1608 2">
          <text:p/>
        </draw:connector>
        <draw:frame draw:style-name="gr38" draw:text-style-name="P31" draw:layer="layout" svg:width="3.019cm" svg:height="0.886cm" svg:x="30.129cm" svg:y="9.087cm">
          <draw:text-box>
            <text:p text:style-name="P30"><text:span text:style-name="T9">468-467</text:span></text:p>
          </draw:text-box>
        </draw:frame>
        <draw:connector draw:style-name="gr39" draw:text-style-name="P10" draw:layer="layout" draw:type="line" svg:x1="25.83cm" svg:y1="7.532cm" svg:x2="25.065cm" svg:y2="7.537cm" svg:d="M25830 7532l-765 5" svg:viewBox="0 0 766 6">
          <text:p/>
        </draw:connector>
        <draw:connector draw:style-name="gr39" draw:text-style-name="P10" draw:layer="layout" draw:type="line" svg:x1="28.878cm" svg:y1="7.532cm" svg:x2="30.484cm" svg:y2="7.531cm" svg:d="M28878 7532l1606-1" svg:viewBox="0 0 1607 2">
          <text:p/>
        </draw:connector>
        <draw:frame draw:style-name="gr38" draw:text-style-name="P29" xml:id="id12" draw:id="id12" draw:layer="layout" svg:width="3.048cm" svg:height="0.886cm" svg:x="33.428cm" svg:y="10.687cm">
          <draw:text-box>
            <text:p><text:span text:style-name="T9">568-578</text:span></text:p>
          </draw:text-box>
        </draw:frame>
        <draw:connector draw:style-name="gr39" draw:text-style-name="P10" draw:layer="layout" draw:type="line" svg:x1="33.428cm" svg:y1="11.13cm" svg:x2="32.664cm" svg:y2="11.137cm" draw:start-shape="id12" draw:start-glue-point="3" svg:d="M33428 11130l-764 7" svg:viewBox="0 0 765 8">
          <text:p/>
        </draw:connector>
        <draw:connector draw:style-name="gr39" draw:text-style-name="P10" draw:layer="layout" draw:type="line" svg:x1="33.43cm" svg:y1="11.132cm" svg:x2="32.665cm" svg:y2="11.137cm" svg:d="M33430 11132l-765 5" svg:viewBox="0 0 766 6">
          <text:p/>
        </draw:connector>
        <draw:connector draw:style-name="gr39" draw:text-style-name="P10" draw:layer="layout" draw:type="line" svg:x1="36.478cm" svg:y1="11.132cm" svg:x2="38.152cm" svg:y2="11.156cm" svg:d="M36478 11132l1674 24" svg:viewBox="0 0 1675 25">
          <text:p/>
        </draw:connector>
        <draw:line draw:style-name="gr40" draw:text-style-name="P10" draw:layer="layout" svg:x1="13.9cm" svg:y1="19.776cm" svg:x2="13.9cm" svg:y2="24.214cm">
          <text:p/>
        </draw:line>
        <draw:line draw:style-name="gr40" draw:text-style-name="P10" draw:layer="layout" svg:x1="19.267cm" svg:y1="19.896cm" svg:x2="19.267cm" svg:y2="24.468cm">
          <text:p/>
        </draw:line>
        <draw:frame draw:style-name="gr41" draw:text-style-name="P29" draw:layer="layout" svg:width="3.479cm" svg:height="1.524cm" svg:x="13.868cm" svg:y="18.001cm">
          <draw:text-box>
            <text:p><text:span text:style-name="T9">Promoter</text:span></text:p>
            <text:p><text:span text:style-name="T9">ZraI</text:span></text:p>
          </draw:text-box>
        </draw:frame>
        <draw:frame draw:style-name="gr41" draw:text-style-name="P29" draw:layer="layout" svg:width="2.417cm" svg:height="1.524cm" svg:x="19.194cm" svg:y="18.001cm">
          <draw:text-box>
            <text:p><text:span text:style-name="T9">orf</text:span></text:p>
            <text:p><text:span text:style-name="T9">AjiI</text:span></text:p>
          </draw:text-box>
        </draw:frame>
        <draw:frame draw:style-name="gr42" draw:text-style-name="P29" draw:layer="layout" svg:width="4.064cm" svg:height="1.648cm" svg:x="24.759cm" svg:y="17.877cm">
          <draw:text-box>
            <text:p><text:span text:style-name="T9">Terminator</text:span></text:p>
            <text:p><text:span text:style-name="T9">EcoRV</text:span></text:p>
          </draw:text-box>
        </draw:frame>
        <draw:line draw:style-name="gr40" draw:text-style-name="P10" draw:layer="layout" svg:x1="24.79cm" svg:y1="19.896cm" svg:x2="24.82cm" svg:y2="28.786cm">
          <text:p/>
        </draw:line>
        <draw:frame draw:style-name="gr43" draw:text-style-name="P29" draw:layer="layout" svg:width="4.826cm" svg:height="2.791cm" svg:x="-13.74cm" svg:y="2.389cm">
          <draw:text-box>
            <text:p/>
          </draw:text-box>
        </draw:frame>
        <draw:frame draw:style-name="gr41" draw:text-style-name="P32" draw:layer="layout" svg:width="22.835cm" svg:height="1.524cm" svg:x="0cm" svg:y="0cm">
          <draw:text-box>
            <text:p><text:span text:style-name="T10">The Yeast Pathway Kit TU cloning</text:span></text:p>
          </draw:text-box>
        </draw:frame>
        <draw:frame draw:style-name="gr44" draw:text-style-name="P29" xml:id="id13" draw:id="id13" draw:layer="layout" svg:width="2.032cm" svg:height="1.016cm" svg:x="12.678cm" svg:y="26.461cm">
          <draw:text-box>
            <text:p><text:span text:style-name="T11">Not</text:span><text:span text:style-name="T9">I</text:span></text:p>
          </draw:text-box>
        </draw:frame>
        <draw:frame draw:style-name="gr44" draw:text-style-name="P29" xml:id="id14" draw:id="id14" draw:layer="layout" svg:width="2.032cm" svg:height="1.016cm" svg:x="27.248cm" svg:y="20.511cm">
          <draw:text-box>
            <text:p><text:span text:style-name="T11">Pac</text:span><text:span text:style-name="T9">I</text:span></text:p>
          </draw:text-box>
        </draw:frame>
        <draw:frame draw:style-name="gr44" draw:text-style-name="P29" xml:id="id15" draw:id="id15" draw:layer="layout" svg:width="3.048cm" svg:height="1.016cm" svg:x="27.934cm" svg:y="21.181cm">
          <draw:text-box>
            <text:p><text:span text:style-name="T11">Acc</text:span><text:span text:style-name="T9">III</text:span></text:p>
          </draw:text-box>
        </draw:frame>
        <draw:connector draw:style-name="gr45" draw:text-style-name="P10" draw:layer="layout" draw:type="line" svg:x1="13.694cm" svg:y1="26.461cm" svg:x2="13.773cm" svg:y2="25.091cm" draw:start-shape="id13" draw:start-glue-point="0" svg:d="M13694 26461l79-1370" svg:viewBox="0 0 80 1371">
          <text:p/>
        </draw:connector>
        <draw:connector draw:style-name="gr45" draw:text-style-name="P10" xml:id="id16" draw:id="id16" draw:layer="layout" draw:type="line" svg:x1="27.248cm" svg:y1="21.019cm" svg:x2="24.973cm" svg:y2="23.164cm" draw:start-shape="id14" draw:start-glue-point="3" svg:d="M27248 21019l-2275 2145" svg:viewBox="0 0 2276 2146">
          <text:p/>
        </draw:connector>
        <draw:connector draw:style-name="gr45" draw:text-style-name="P10" draw:layer="layout" draw:type="line" svg:x1="27.934cm" svg:y1="21.689cm" svg:x2="24.973cm" svg:y2="23.164cm" draw:start-shape="id15" draw:start-glue-point="3" draw:end-shape="id16" draw:end-glue-point="3" svg:d="M27934 21689l-2961 1475" svg:viewBox="0 0 2962 1476">
          <text:p/>
        </draw:connector>
        <draw:frame draw:style-name="gr46" draw:text-style-name="P34" xml:id="id17" draw:id="id17" draw:layer="layout" svg:width="1.963cm" svg:height="0.886cm" svg:x="22.076cm" svg:y="20.619cm">
          <draw:text-box>
            <text:p text:style-name="P33"><text:span text:style-name="T12">Smi</text:span><text:span text:style-name="T13">I</text:span></text:p>
          </draw:text-box>
        </draw:frame>
        <draw:connector draw:style-name="gr45" draw:text-style-name="P10" draw:layer="layout" draw:type="line" svg:x1="24.039cm" svg:y1="21.062cm" svg:x2="24.532cm" svg:y2="23.105cm" draw:start-shape="id17" draw:start-glue-point="1" svg:d="M24039 21062l493 2043" svg:viewBox="0 0 494 2044">
          <text:p/>
        </draw:connector>
        <draw:frame draw:style-name="gr47" draw:text-style-name="P35" draw:layer="layout" svg:width="33.852cm" svg:height="4.061cm" svg:x="3.277cm" svg:y="34.268cm">
          <draw:text-box>
            <text:p><text:span text:style-name="T14">gttctgatcctcgagcatcttaagaattcgtcccacggtttgtctagagcagccgacaatctggccaatttcctgacgggtaattttgatttgcatgccgtccgggtgagtcatagcgtctggttgttttgccagattc</text:span><text:span text:style-name="T15">agcagagtctgtgcaatgcggccgctGAC</text:span><text:span text:style-name="T16">GTCgaggaacgccaggttgcccactttctcactagtgacctgcagccGAC</text:span><text:span text:style-name="T17">GTGccatctgtgcagacaaacgcatcagGAT</text:span><text:span text:style-name="T18">ATCcggatttacctgaatcaattggcgaa</text:span><text:span text:style-name="T14">attttttgtacgaaatttcagccacttcacaggcggttttcgcacgtacccatgcgctacgttcctggccctcttcaaacaggcccagttcgccaataaaatcaccctgattcagataggagaggatcatttctttaccctcttcgtctttgatcagcactgccacagagcctttaacgatgtagtacagcgtttccgctttttcaccctggtgaataagcgtgctcttggatgggtacttatgaatgtggcaatgagacaagaac</text:span></text:p>
          </draw:text-box>
        </draw:frame>
        <draw:custom-shape draw:style-name="gr48" draw:text-style-name="P8" draw:layer="layout" svg:width="3.613cm" svg:height="0.762cm" svg:x="7.849cm" svg:y="33.5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3" draw:layer="layout" svg:width="3.74cm" svg:height="0.808cm" svg:x="17.063cm" svg:y="38.283cm">
          <text:p text:style-name="P22"><text:span text:style-name="T8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10" draw:layer="layout" svg:x1="2.515cm" svg:y1="34.773cm" svg:x2="3.277cm" svg:y2="34.773cm">
          <text:p/>
        </draw:line>
        <draw:line draw:style-name="gr18" draw:text-style-name="P10" draw:layer="layout" svg:x1="27.915cm" svg:y1="37.821cm" svg:x2="28.677cm" svg:y2="37.821cm">
          <text:p/>
        </draw:line>
        <draw:custom-shape draw:style-name="gr50" draw:text-style-name="P37" draw:layer="layout" svg:width="3.81cm" svg:height="2.794cm" svg:x="26.137cm" svg:y="1.245cm">
          <text:p text:style-name="P36"><text:span text:style-name="T19">From</text:span></text:p>
          <text:p text:style-name="P36"><text:span text:style-name="T19">promoter</text:span></text:p>
          <text:p text:style-name="P36"><text:span text:style-name="T19">library</text:span></text:p>
          <draw:enhanced-geometry svg:viewBox="0 0 21600 21600" draw:text-areas="?f0 0 ?f2 ?f5" draw:type="down-arrow" draw:modifiers="16935.7599606493 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1" draw:text-style-name="P38" draw:layer="layout" svg:width="6.086cm" svg:height="1.522cm" svg:x="24.867cm" svg:y="11.405cm">
          <draw:text-box>
            <text:p><text:span text:style-name="T9">Transcriptional </text:span></text:p>
            <text:p><text:span text:style-name="T9">Unit (TU)</text:span></text:p>
          </draw:text-box>
        </draw:frame>
        <draw:custom-shape draw:style-name="gr50" draw:text-style-name="P37" draw:layer="layout" svg:width="3.81cm" svg:height="2.794cm" svg:x="33.249cm" svg:y="1.245cm">
          <text:p text:style-name="P36"><text:span text:style-name="T19">From</text:span></text:p>
          <text:p text:style-name="P36"><text:span text:style-name="T19">terminator</text:span></text:p>
          <text:p text:style-name="P36"><text:span text:style-name="T19">library</text:span></text:p>
          <draw:enhanced-geometry svg:viewBox="0 0 21600 21600" draw:text-areas="?f0 0 ?f2 ?f5" draw:type="down-arrow" draw:modifiers="16935.7599606493 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52" draw:layer="layout" svg:width="19.798cm" svg:height="11.136cm" svg:x="0.6cm" svg:y="2.257cm" draw:page-number="1" presentation:class="page"/>
          <draw:frame presentation:style-name="pr1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36.026cm" svg:height="4.626cm" svg:x="2.991cm" svg:y="2.095cm" presentation:class="title" presentation:placeholder="true">
          <draw:text-box/>
        </draw:frame>
        <draw:frame presentation:style-name="pr3" draw:layer="layout" svg:width="36.026cm" svg:height="16.071cm" svg:x="2.991cm" svg:y="7.472cm" presentation:class="outline" presentation:placeholder="true">
          <draw:text-box/>
        </draw:frame>
        <draw:custom-shape draw:style-name="gr9" draw:text-style-name="P8" xml:id="id18" draw:id="id18" draw:layer="layout" svg:width="1.257cm" svg:height="0.3cm" svg:x="12.294cm" svg:y="49.3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xml:id="id20" draw:id="id20" draw:layer="layout" svg:width="1.257cm" svg:height="0.3cm" svg:x="37.216cm" svg:y="52.45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28" xml:id="id19" draw:id="id19" draw:layer="layout" svg:width="7.805cm" svg:height="0.899cm" svg:x="13.192cm" svg:y="52.795cm">
          <draw:text-box>
            <text:p text:style-name="P14"><text:span text:style-name="T20">pYPKpw(</text:span><text:span text:style-name="T5">pUC,amp,URA3,2µ)</text:span></text:p>
          </draw:text-box>
        </draw:frame>
        <draw:connector draw:style-name="gr37" draw:text-style-name="P10" draw:layer="layout" draw:type="curve" draw:line-skew="-0.496cm" svg:x1="12.294cm" svg:y1="49.511cm" svg:x2="13.192cm" svg:y2="53.244cm" draw:start-shape="id18" draw:start-glue-point="3" draw:end-shape="id19" draw:end-glue-point="3" svg:d="M12294 49511c-1497 0-1946 3733 898 3733" svg:viewBox="0 0 2082 3734">
          <text:p/>
        </draw:connector>
        <draw:connector draw:style-name="gr37" draw:text-style-name="P10" draw:layer="layout" draw:type="curve" draw:line-skew="0cm 0cm -0.678cm" svg:x1="38.473cm" svg:y1="52.607cm" svg:x2="20.997cm" svg:y2="53.244cm" draw:start-shape="id20" draw:start-glue-point="1" draw:end-shape="id19" draw:end-glue-point="1" svg:d="M38473 52607c251 0 501 163 501 326s-2637 326-5273 326c-2637 0-5273-4-5273-8 0-3-3716-7-7431-7" svg:viewBox="0 0 17978 653">
          <text:p/>
        </draw:connector>
        <draw:custom-shape draw:style-name="gr27" draw:text-style-name="P4" draw:layer="layout" svg:width="0.531cm" svg:height="0.92cm" svg:x="13.533cm" svg:y="47.6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1" draw:layer="layout" svg:width="0.531cm" svg:height="0.92cm" svg:x="17.224cm" svg:y="47.6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draw:layer="layout" svg:width="0.531cm" svg:height="0.853cm" svg:x="19.934cm" svg:y="47.7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layout" svg:width="0.531cm" svg:height="0.853cm" svg:x="23.659cm" svg:y="47.7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1.257cm" svg:height="0.3cm" svg:x="12.276cm" svg:y="48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4" draw:layer="layout" svg:width="3.048cm" svg:height="0.912cm" svg:x="14.102cm" svg:y="47.687cm">
          <text:p text:style-name="P11"><text:span text:style-name="T1">promot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4" draw:text-style-name="P26" draw:layer="layout" svg:width="1.935cm" svg:height="0.871cm" svg:x="17.894cm" svg:y="47.728cm">
          <draw:text-box>
            <text:p text:style-name="P25"><text:span text:style-name="T1">orf1</text:span></text:p>
          </draw:text-box>
        </draw:frame>
        <draw:custom-shape draw:style-name="gr35" draw:text-style-name="P27" draw:layer="layout" svg:width="3.194cm" svg:height="0.853cm" svg:x="20.465cm" svg:y="47.747cm">
          <text:p text:style-name="P11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8" draw:text-style-name="P29" xml:id="id21" draw:id="id21" draw:layer="layout" svg:width="3.048cm" svg:height="0.886cm" svg:x="12.973cm" svg:y="46.735cm">
          <draw:text-box>
            <text:p><text:span text:style-name="T9">577-512</text:span></text:p>
          </draw:text-box>
        </draw:frame>
        <draw:connector draw:style-name="gr39" draw:text-style-name="P10" draw:layer="layout" draw:type="line" svg:x1="12.973cm" svg:y1="47.178cm" svg:x2="12.209cm" svg:y2="47.185cm" draw:start-shape="id21" draw:start-glue-point="3" svg:d="M12973 47178l-764 7" svg:viewBox="0 0 765 8">
          <text:p/>
        </draw:connector>
        <draw:connector draw:style-name="gr39" draw:text-style-name="P10" draw:layer="layout" draw:type="line" svg:x1="12.975cm" svg:y1="47.18cm" svg:x2="12.21cm" svg:y2="47.185cm" svg:d="M12975 47180l-765 5" svg:viewBox="0 0 766 6">
          <text:p/>
        </draw:connector>
        <draw:connector draw:style-name="gr39" draw:text-style-name="P10" draw:layer="layout" draw:type="line" svg:x1="16.023cm" svg:y1="47.18cm" svg:x2="24.203cm" svg:y2="47.214cm" svg:d="M16023 47180l8180 34" svg:viewBox="0 0 8181 35">
          <text:p/>
        </draw:connector>
        <draw:custom-shape draw:style-name="gr27" draw:text-style-name="P4" draw:layer="layout" svg:width="0.531cm" svg:height="0.92cm" svg:x="20.137cm" svg:y="49.4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1" draw:layer="layout" svg:width="0.531cm" svg:height="0.92cm" svg:x="23.828cm" svg:y="49.4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draw:layer="layout" svg:width="0.531cm" svg:height="0.853cm" svg:x="26.538cm" svg:y="49.5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layout" svg:width="0.531cm" svg:height="0.853cm" svg:x="30.263cm" svg:y="49.5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40" draw:layer="layout" svg:width="3.048cm" svg:height="0.912cm" svg:x="20.706cm" svg:y="49.465cm">
          <text:p text:style-name="P11"><text:span text:style-name="T1">promot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4" draw:text-style-name="P26" draw:layer="layout" svg:width="1.935cm" svg:height="0.871cm" svg:x="24.498cm" svg:y="49.506cm">
          <draw:text-box>
            <text:p text:style-name="P25"><text:span text:style-name="T1">orf2</text:span></text:p>
          </draw:text-box>
        </draw:frame>
        <draw:custom-shape draw:style-name="gr54" draw:text-style-name="P41" draw:layer="layout" svg:width="3.194cm" svg:height="0.853cm" svg:x="27.069cm" svg:y="49.525cm">
          <text:p text:style-name="P11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7" draw:text-style-name="P4" draw:layer="layout" svg:width="0.531cm" svg:height="0.92cm" svg:x="26.487cm" svg:y="51.1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1" draw:layer="layout" svg:width="0.531cm" svg:height="0.92cm" svg:x="30.178cm" svg:y="51.1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draw:layer="layout" svg:width="0.531cm" svg:height="0.853cm" svg:x="32.888cm" svg:y="51.1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layout" svg:width="0.531cm" svg:height="0.853cm" svg:x="36.613cm" svg:y="51.1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3" draw:layer="layout" svg:width="1.257cm" svg:height="0.3cm" svg:x="37.121cm" svg:y="51.752cm">
          <text:p text:style-name="P22"><text:span text:style-name="T8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1" draw:layer="layout" svg:width="3.048cm" svg:height="0.912cm" svg:x="27.056cm" svg:y="51.139cm">
          <text:p text:style-name="P11"><text:span text:style-name="T1">promot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4" draw:text-style-name="P26" draw:layer="layout" svg:width="1.935cm" svg:height="0.871cm" svg:x="30.848cm" svg:y="51.18cm">
          <draw:text-box>
            <text:p text:style-name="P25"><text:span text:style-name="T1">orf3</text:span></text:p>
          </draw:text-box>
        </draw:frame>
        <draw:custom-shape draw:style-name="gr56" draw:text-style-name="P42" draw:layer="layout" svg:width="3.194cm" svg:height="0.853cm" svg:x="33.419cm" svg:y="51.199cm">
          <text:p text:style-name="P11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8" draw:text-style-name="P29" xml:id="id22" draw:id="id22" draw:layer="layout" svg:width="3.666cm" svg:height="0.886cm" svg:x="34.036cm" svg:y="50.329cm">
          <draw:text-box>
            <text:p><text:span text:style-name="T9">1123-578</text:span></text:p>
          </draw:text-box>
        </draw:frame>
        <draw:connector draw:style-name="gr39" draw:text-style-name="P10" draw:layer="layout" draw:type="line" svg:x1="34.036cm" svg:y1="50.772cm" svg:x2="26.509cm" svg:y2="50.785cm" draw:start-shape="id22" draw:start-glue-point="3" svg:d="M34036 50772l-7527 13" svg:viewBox="0 0 7528 14">
          <text:p/>
        </draw:connector>
        <draw:connector draw:style-name="gr39" draw:text-style-name="P10" draw:layer="layout" draw:type="line" svg:x1="37.702cm" svg:y1="50.772cm" svg:x2="38.503cm" svg:y2="50.814cm" draw:start-shape="id22" draw:start-glue-point="1" svg:d="M37702 50772l801 42" svg:viewBox="0 0 802 43">
          <text:p/>
        </draw:connector>
        <draw:frame draw:style-name="gr57" draw:text-style-name="P29" xml:id="id23" draw:id="id23" draw:layer="layout" svg:width="3.618cm" svg:height="0.886cm" svg:x="26.354cm" svg:y="48.529cm">
          <draw:text-box>
            <text:p><text:span text:style-name="T9">1123-512</text:span></text:p>
          </draw:text-box>
        </draw:frame>
        <draw:connector draw:style-name="gr39" draw:text-style-name="P10" draw:layer="layout" draw:type="line" svg:x1="26.354cm" svg:y1="48.972cm" svg:x2="20.209cm" svg:y2="48.985cm" draw:start-shape="id23" draw:start-glue-point="3" svg:d="M26354 48972l-6145 13" svg:viewBox="0 0 6146 14">
          <text:p/>
        </draw:connector>
        <draw:connector draw:style-name="gr39" draw:text-style-name="P10" draw:layer="layout" draw:type="line" svg:x1="29.972cm" svg:y1="48.972cm" svg:x2="30.755cm" svg:y2="48.972cm" draw:start-shape="id23" draw:start-glue-point="1" svg:d="M29972 48972h783" svg:viewBox="0 0 784 1">
          <text:p/>
        </draw:connector>
        <draw:custom-shape draw:style-name="gr27" draw:text-style-name="P4" draw:layer="layout" svg:width="0.531cm" svg:height="0.92cm" svg:x="11.298cm" svg:y="57.0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1" draw:layer="layout" svg:width="0.531cm" svg:height="0.851cm" svg:x="14.989cm" svg:y="57.1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draw:layer="layout" svg:width="0.531cm" svg:height="0.853cm" svg:x="17.699cm" svg:y="57.1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1.257cm" svg:height="0.3cm" svg:x="10.041cm" svg:y="57.7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4" draw:layer="layout" svg:width="3.048cm" svg:height="0.851cm" svg:x="11.867cm" svg:y="57.164cm">
          <text:p text:style-name="P11"><text:span text:style-name="T1">promot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4" draw:text-style-name="P26" draw:layer="layout" svg:width="1.935cm" svg:height="0.871cm" svg:x="15.659cm" svg:y="57.143cm">
          <draw:text-box>
            <text:p text:style-name="P25"><text:span text:style-name="T1">orf1</text:span></text:p>
          </draw:text-box>
        </draw:frame>
        <draw:custom-shape draw:style-name="gr58" draw:text-style-name="P21" draw:layer="layout" svg:width="0.531cm" svg:height="0.851cm" svg:x="21.593cm" svg:y="57.1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draw:layer="layout" svg:width="0.531cm" svg:height="0.853cm" svg:x="24.303cm" svg:y="57.1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0" draw:layer="layout" svg:width="3.048cm" svg:height="0.851cm" svg:x="18.271cm" svg:y="57.164cm">
          <text:p text:style-name="P11"><text:span text:style-name="T1">promot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4" draw:text-style-name="P26" draw:layer="layout" svg:width="1.935cm" svg:height="0.871cm" svg:x="22.263cm" svg:y="57.143cm">
          <draw:text-box>
            <text:p text:style-name="P25"><text:span text:style-name="T1">orf2</text:span></text:p>
          </draw:text-box>
        </draw:frame>
        <draw:custom-shape draw:style-name="gr54" draw:text-style-name="P41" draw:layer="layout" svg:width="3.194cm" svg:height="0.853cm" svg:x="24.834cm" svg:y="57.162cm">
          <text:p text:style-name="P11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8" draw:text-style-name="P21" draw:layer="layout" svg:width="0.531cm" svg:height="0.92cm" svg:x="27.943cm" svg:y="57.0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draw:layer="layout" svg:width="0.531cm" svg:height="0.853cm" svg:x="30.653cm" svg:y="57.1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" draw:layer="layout" svg:width="0.531cm" svg:height="0.853cm" svg:x="34.378cm" svg:y="57.1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3" draw:layer="layout" svg:width="1.257cm" svg:height="0.3cm" svg:x="34.886cm" svg:y="57.714cm">
          <text:p text:style-name="P22"><text:span text:style-name="T8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6" draw:layer="layout" svg:width="1.935cm" svg:height="0.871cm" svg:x="28.613cm" svg:y="57.143cm">
          <draw:text-box>
            <text:p text:style-name="P25"><text:span text:style-name="T1">orf3</text:span></text:p>
          </draw:text-box>
        </draw:frame>
        <draw:custom-shape draw:style-name="gr61" draw:text-style-name="P42" draw:layer="layout" svg:width="3.194cm" svg:height="0.851cm" svg:x="31.184cm" svg:y="57.164cm">
          <text:p text:style-name="P11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2" draw:text-style-name="P38" draw:layer="layout" svg:width="4.689cm" svg:height="2.157cm" svg:x="13.853cm" svg:y="50.107cm">
          <draw:text-box>
            <text:p><text:span text:style-name="T9">Multi-Tran</text:span></text:p>
            <text:p><text:span text:style-name="T9">scriptional </text:span></text:p>
            <text:p><text:span text:style-name="T9">Unit (MTU)</text:span></text:p>
          </draw:text-box>
        </draw:frame>
        <presentation:notes draw:style-name="dp2">
          <draw:page-thumbnail draw:style-name="gr52" draw:layer="layout" svg:width="19.798cm" svg:height="11.136cm" svg:x="0.6cm" svg:y="2.257cm" draw:page-number="2" presentation:class="page"/>
          <draw:frame presentation:style-name="pr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ack_20_45_20_Degrees" draw:display-name="Black 45 Degrees" draw:style="single" draw:color="#000000" draw:distance="0.254cm" draw:rotation="450"/>
    <draw:hatch draw:name="Black_20_90_20_Degrees" draw:display-name="Black 90 Degrees" draw:style="single" draw:color="#000000" draw:distance="0.102cm" draw:rotation="900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99999237060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1cm" fo:margin-bottom="0cm" fo:text-indent="0cm"/>
      <style:text-properties fo:font-size="4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5cm" fo:margin-bottom="0cm" fo:text-indent="0cm"/>
      <style:text-properties fo:font-size="42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49cm" fo:margin-bottom="0cm" fo:text-indent="0cm"/>
      <style:text-properties fo:font-size="35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3cm" fo:margin-bottom="0cm" fo:text-indent="0cm"/>
      <style:text-properties fo:font-size="35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3cm" fo:margin-bottom="0cm" fo:text-indent="0cm"/>
      <style:text-properties fo:font-size="35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3cm" fo:margin-bottom="0cm" fo:text-indent="0cm"/>
      <style:text-properties fo:font-size="35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3cm" fo:margin-bottom="0cm" fo:text-indent="0cm"/>
      <style:text-properties fo:font-size="35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3cm" fo:margin-bottom="0cm" fo:text-indent="0cm"/>
      <style:text-properties fo:font-size="35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6cm" svg:height="7.575cm" svg:x="2.821cm" svg:y="2.485cm"/>
      <draw:page-thumbnail draw:layer="backgroundobjects" svg:width="5.356cm" svg:height="7.575cm" svg:x="2.821cm" svg:y="11.061cm"/>
      <draw:page-thumbnail draw:layer="backgroundobjects" svg:width="5.356cm" svg:height="7.575cm" svg:x="2.821cm" svg:y="19.637cm"/>
      <draw:page-thumbnail draw:layer="backgroundobjects" svg:width="5.356cm" svg:height="7.575cm" svg:x="12.821cm" svg:y="2.485cm"/>
      <draw:page-thumbnail draw:layer="backgroundobjects" svg:width="5.356cm" svg:height="7.575cm" svg:x="12.821cm" svg:y="11.061cm"/>
      <draw:page-thumbnail draw:layer="backgroundobjects" svg:width="5.356cm" svg:height="7.575cm" svg:x="12.821cm" svg:y="19.637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36.026cm" svg:height="4.626cm" svg:x="2.991cm" svg:y="2.095cm" presentation:class="title" presentation:placeholder="true">
        <draw:text-box/>
      </draw:frame>
      <draw:frame presentation:style-name="Default-outline1" draw:layer="backgroundobjects" svg:width="36.026cm" svg:height="16.071cm" svg:x="2.991cm" svg:y="7.472cm" presentation:class="outline" presentation:placeholder="true">
        <draw:text-box/>
      </draw:frame>
      <draw:frame presentation:style-name="Mpr1" draw:text-style-name="MP2" draw:layer="backgroundobjects" svg:width="9.326cm" svg:height="1.909cm" svg:x="2.991cm" svg:y="26.2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688cm" svg:height="1.909cm" svg:x="14.68cm" svg:y="26.23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326cm" svg:height="1.909cm" svg:x="29.691cm" svg:y="26.23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27T08:51:34.056500204</meta:creation-date>
    <dc:date>2024-06-16T11:21:57.418059464</dc:date>
    <meta:editing-duration>PT6H22M35S</meta:editing-duration>
    <meta:editing-cycles>42</meta:editing-cycles>
    <meta:generator>LibreOffice/24.2.4.2$Linux_X86_64 LibreOffice_project/420$Build-2</meta:generator>
    <dc:creator>Reviewer Reviewer</dc:creator>
    <meta:document-statistic meta:object-count="173"/>
  </office:meta>
</office:document-meta>
</file>